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bany Chiara Setup</text:p>
      <text:p text:style-name="Standard"/>
      <text:p text:style-name="Standard">Desktop Setup: </text:p>
      <text:p text:style-name="Standard">Install Ubuntu 8.04</text:p>
      <text:p text:style-name="Standard"><text:tab/>Regular user:student, passwd: student</text:p>
      <text:p text:style-name="Standard"><text:tab/>Administrative user:artigo, passwd: tekkotsu</text:p>
      <text:p text:style-name="P1">sudo apt-get install openssh-server</text:p>
      <text:p text:style-name="Standard">And of course, the usual Tekkotsu setup from CVS</text:p>
      <text:p text:style-name="Standard"/>
      <text:p text:style-name="Standard">Chiara Setup:</text:p>
      <text:p text:style-name="Standard">remove /usr/local/Tekkotsu/build/PLATFORM_LOCAL/Shared/newmat/libnewmat.so</text:p>
      <text:p text:style-name="Standard">remove /usr/local/Tekkotsu/build/PLATFORM_LOCAL/Shared/TGT_CHIARA/libtekkotsu.so</text:p>
      <text:p text:style-name="Standard"/>
      <text:p text:style-name="Standard">copy script files to /home/student/bin:</text:p>
      <text:p text:style-name="Standard">gettekkotsu</text:p>
      <text:p text:style-name="Standard">getmycode</text:p>
      <text:p text:style-name="Standard">Edit these for the IP of the host PC (192.168.1.9, etc)</text:p>
      <text:p text:style-name="Standard"/>
      <text:p text:style-name="Standard">Bind the SSH (run these commands on the chiara) so our scripts don't require passwords for <text:span text:style-name="T1">scp</text:span> commands from the chiara to the desktop.</text:p>
      <text:p text:style-name="P1"><text:tab/>ssh-keygen -t dsa (enter no passwords) </text:p>
      <text:p text:style-name="P1"><text:tab/>chmod 775 ~/.ssh </text:p>
      <text:p text:style-name="Standard"><text:span text:style-name="T1"><text:tab/>scp ~/.ssh/id_dsa.pub </text:span><text:a xlink:type="simple" xlink:href="mailto:student@desktopI"><text:span text:style-name="T1">student@desktopI</text:span></text:a><text:a xlink:type="simple" xlink:href="mailto:student@desktopIP"><text:span text:style-name="T1">P</text:span></text:a><text:span text:style-name="T1">:.ssh/authorized_keys</text:span></text:p>
      <text:p text:style-name="Standard"/>
      <text:p text:style-name="Standard">revised 7-9-09 MEF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ichael Ferguson</meta:initial-creator>
    <meta:creation-date>2009-02-27T12:00:53</meta:creation-date>
    <dc:creator>Michael Ferguson</dc:creator>
    <dc:date>2009-07-09T13:26:47</dc:date>
    <meta:editing-cycles>18</meta:editing-cycles>
    <meta:editing-duration>PT3H18M5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9" meta:word-count="124" meta:character-count="772"/>
  </office:meta>
</office:document-meta>
</file>